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orge M. Fisher </text:p>
      <text:p text:style-name="Standard"/>
      <text:p text:style-name="Standard"><text:s/>Born in Bedford Pennsilvania 21<text:span text:style-name="T1">st</text:span> of June 1920</text:p>
      <text:p text:style-name="Standard"/>
      <text:p text:style-name="Standard">His father was a stone Mason</text:p>
      <text:p text:style-name="Standard"><text:tab/>he was in WW1 </text:p>
      <text:p text:style-name="Standard"><text:tab/>he was disabled from the gas warfare</text:p>
      <text:p text:style-name="Standard"/>
      <text:p text:style-name="Standard">he was with Company L 121<text:span text:style-name="T1">st</text:span> infantry </text:p>
      <text:p text:style-name="Standard"><text:tab/>he was in a few famous battles </text:p>
      <text:p text:style-name="Standard"/>
      <text:p text:style-name="Standard"/>
      <text:p text:style-name="Standard"><text:s/>Fisher Graduated from High school in 1939</text:p>
      <text:p text:style-name="Standard"><text:tab/></text:p>
      <text:p text:style-name="Standard">he had two half brothers </text:p>
      <text:p text:style-name="Standard"><text:tab/><text:tab/>one was killed in france after D-Day </text:p>
      <text:p text:style-name="Standard">he was his mothers first child</text:p>
      <text:p text:style-name="Standard"><text:tab/>Sam and Gerald Schabel</text:p>
      <text:p text:style-name="Standard"><text:tab/><text:tab/>they kept their biological father's name</text:p>
      <text:p text:style-name="Standard"/>
      <text:p text:style-name="Standard">When he left the service </text:p>
      <text:p text:style-name="Standard"><text:tab/>there was the depression and there was no work</text:p>
      <text:p text:style-name="Standard"><text:tab/>After Roosevelt became president, His father got a job on community building projects </text:p>
      <text:p text:style-name="Standard"/>
      <text:p text:style-name="Standard">the depression was a tough time </text:p>
      <text:p text:style-name="Standard"><text:tab/>it was harder to live in a town in terms of food and work</text:p>
      <text:p text:style-name="Standard"><text:tab/>he was a caddy on a golf course at 14 </text:p>
      <text:p text:style-name="Standard"><text:tab/><text:tab/>his brother Jim caddied as well </text:p>
      <text:p text:style-name="Standard"><text:tab/>they helped the family </text:p>
      <text:p text:style-name="Standard"><text:tab/>their father was a caddy as well </text:p>
      <text:p text:style-name="Standard"/>
      <text:p text:style-name="Standard">This was a large family </text:p>
      <text:p text:style-name="Standard"><text:tab/>he was the only one in his family to graduate high school</text:p>
      <text:p text:style-name="Standard"><text:tab/>his brother Jim learned to be a cook </text:p>
      <text:p text:style-name="Standard"><text:tab/>David lied about his age to join the navy </text:p>
      <text:p text:style-name="Standard"><text:tab/></text:p>
      <text:p text:style-name="Standard">he enjoyed high school </text:p>
      <text:p text:style-name="Standard"/>
      <text:p text:style-name="Standard">His father was not part of Bonus Army</text:p>
      <text:p text:style-name="Standard"><text:tab/>he got like $900</text:p>
      <text:p text:style-name="Standard"/>
      <text:p text:style-name="Standard">Fisher loved reading and theirfore he continued his education</text:p>
      <text:p text:style-name="Standard"><text:tab/>no one had gone farther than third grade </text:p>
      <text:p text:style-name="Standard"><text:tab/>his mother was a mother of two twins </text:p>
      <text:p text:style-name="Standard"><text:tab/></text:p>
      <text:p text:style-name="Standard">his mother was not good with money </text:p>
      <text:p text:style-name="Standard"><text:tab/>the $900 did not last long </text:p>
      <text:p text:style-name="Standard"><text:tab/></text:p>
      <text:p text:style-name="Standard">after school he wanted to play football </text:p>
      <text:p text:style-name="Standard"><text:soft-page-break/><text:tab/>this kept him interested in school</text:p>
      <text:p text:style-name="Standard"><text:tab/>if you did not participate in sports you were an outcast</text:p>
      <text:p text:style-name="Standard"/>
      <text:p text:style-name="Standard">His father was always on him about school </text:p>
      <text:p text:style-name="Standard"><text:tab/>he never fought his father but there was no real love between them </text:p>
      <text:p text:style-name="Standard"><text:tab/></text:p>
      <text:p text:style-name="Standard">he was very sorry later </text:p>
      <text:p text:style-name="Standard"/>
      <text:p text:style-name="Standard">He played music, he played the drums </text:p>
      <text:p text:style-name="Standard"><text:tab/>everything seemed to be going well </text:p>
      <text:p text:style-name="Standard">Fisher graduated in 1939</text:p>
      <text:p text:style-name="Standard"><text:tab/>and he worked as a hotel utilities assistant </text:p>
      <text:p text:style-name="Standard"><text:tab/>he was in a position to learn more </text:p>
      <text:p text:style-name="Standard"><text:tab/>he was released because his salary was not afordable </text:p>
      <text:p text:style-name="Standard"><text:tab/><text:tab/></text:p>
      <text:p text:style-name="Standard">he worked as a driver </text:p>
      <text:p text:style-name="Standard"><text:tab/>there was not enough money to sustain the family </text:p>
      <text:p text:style-name="Standard"><text:tab/>it was a bad situation for the family </text:p>
      <text:p text:style-name="Standard"><text:tab/>some families could not get 10$ a month from a job </text:p>
      <text:p text:style-name="Standard"/>
      <text:p text:style-name="Standard">his brothers had a hard time as well with work</text:p>
      <text:p text:style-name="Standard"><text:tab/></text:p>
      <text:p text:style-name="Standard">World War 2 came around </text:p>
      <text:p text:style-name="Standard"><text:tab/>he got a job in another hotel in Bedford </text:p>
      <text:p text:style-name="Standard"><text:tab/>one of the musicians and Fisher put together a band </text:p>
      <text:p text:style-name="Standard"><text:tab/>this made him some money </text:p>
      <text:p text:style-name="Standard"><text:tab/>he worked here for another year in a half </text:p>
      <text:p text:style-name="Standard"/>
      <text:p text:style-name="Standard">in 1941</text:p>
      <text:p text:style-name="Standard"><text:tab/>he was asked to work at a hotel in Miami Florida </text:p>
      <text:p text:style-name="Standard"><text:tab/>33 room hotel </text:p>
      <text:p text:style-name="Standard"><text:tab/>This was in november and he was working at night as well </text:p>
      <text:p text:style-name="Standard"><text:tab/>the hotel was doing very well </text:p>
      <text:p text:style-name="Standard"><text:tab/>Sunday December 7<text:span text:style-name="T1">th</text:span> Fisher was seeing a movie </text:p>
      <text:p text:style-name="Standard"><text:tab/>he heard people talking about Pearl Harbor </text:p>
      <text:p text:style-name="Standard"><text:tab/><text:tab/>he walked up the street to the hotel his boss asked him if he heard </text:p>
      <text:p text:style-name="Standard"><text:tab/><text:tab/>the Japanese had bombed Pearl Harbor</text:p>
      <text:p text:style-name="Standard"/>
      <text:p text:style-name="Standard">When he was ready to come home his half brother was already being trained </text:p>
      <text:p text:style-name="Standard"><text:tab/>his other brother was working at the Pentagon </text:p>
      <text:p text:style-name="Standard"><text:tab/></text:p>
      <text:p text:style-name="Standard">when he got home the draft notice was there </text:p>
      <text:p text:style-name="Standard"><text:tab/>in april and may 1<text:span text:style-name="T1">st</text:span> 1942 </text:p>
      <text:p text:style-name="Standard"><text:tab/>he was sent to New Cumberland to get his gear </text:p>
      <text:p text:style-name="Standard"><text:tab/></text:p>
      <text:p text:style-name="Standard">he received the blessings from the townsfolk who was a captain in WW1</text:p>
      <text:p text:style-name="Standard"><text:tab/>the bus took them to get a physical </text:p>
      <text:p text:style-name="Standard"><text:tab/>this was over in two hours </text:p>
      <text:p text:style-name="Standard"><text:tab/>they put us on a train and they were shipped up to harrisburg</text:p>
      <text:p text:style-name="Standard"><text:soft-page-break/><text:tab/>they got to New Cumberland reception center </text:p>
      <text:p text:style-name="Standard"/>
      <text:p text:style-name="Standard">He was not close to his father at this time </text:p>
      <text:p text:style-name="Standard"><text:tab/>his father told him to take care of himself as did his mother </text:p>
      <text:p text:style-name="Standard"/>
      <text:p text:style-name="Standard">he only made 21 dollars in the army in the first month </text:p>
      <text:p text:style-name="Standard"><text:tab/></text:p>
      <text:p text:style-name="Standard">they were tested and he received the record that he was in a band </text:p>
      <text:p text:style-name="Standard"><text:tab/>when you are drafted you do not have much control </text:p>
      <text:p text:style-name="Standard">it turned out to be ok</text:p>
      <text:p text:style-name="Standard"><text:tab/>Fisher was promoted in two months </text:p>
      <text:p text:style-name="Standard">he was with the 8<text:span text:style-name="T1">th</text:span> Armored Division </text:p>
      <text:p text:style-name="Standard"><text:tab/>he was a replacement </text:p>
      <text:p text:style-name="Standard"><text:tab/></text:p>
      <text:p text:style-name="Standard">3 months after basic training </text:p>
      <text:p text:style-name="Standard"><text:tab/>he went to Fort Camel in Kentucky </text:p>
      <text:p text:style-name="Standard"><text:tab/>the 12<text:span text:style-name="T1">th</text:span> Armored Division was created here </text:p>
      <text:p text:style-name="Standard">they opened this up as a new military camp </text:p>
      <text:p text:style-name="Standard"/>
      <text:p text:style-name="Standard">in 3-4 weeks the base looked nice</text:p>
      <text:p text:style-name="Standard"><text:tab/></text:p>
      <text:p text:style-name="Standard">The band would get up earlier than regulars and played music in the morning </text:p>
      <text:p text:style-name="Standard"><text:tab/>once their replacements came in they had 50-60 musicians </text:p>
      <text:p text:style-name="Standard"><text:tab/>they had their own barracks </text:p>
      <text:p text:style-name="Standard"><text:tab/>they formed a dance band </text:p>
      <text:p text:style-name="Standard"><text:tab/>they made money playing a few events and area dances </text:p>
      <text:p text:style-name="Standard"/>
      <text:p text:style-name="Standard">after a year and half they did manuvers in nashville</text:p>
      <text:p text:style-name="Standard"><text:tab/>he left the band </text:p>
      <text:p text:style-name="Standard"><text:tab/>but on weekends they would play dances </text:p>
      <text:p text:style-name="Standard"/>
      <text:p text:style-name="Standard">during the week he was on manuvers </text:p>
      <text:p text:style-name="Standard"><text:tab/>three months of this </text:p>
      <text:p text:style-name="Standard"><text:tab/>they were training in recon </text:p>
      <text:p text:style-name="Standard"><text:s/>they were part of a tank batallion </text:p>
      <text:p text:style-name="Standard"><text:tab/></text:p>
      <text:p text:style-name="Standard"/>
      <text:p text:style-name="Standard"/>
      <text:p text:style-name="Standard"/>
      <text:p text:style-name="Standard">His father got nothing from the Army </text:p>
      <text:p text:style-name="Standard"><text:tab/>he died in 1951</text:p>
      <text:p text:style-name="Standard"><text:tab/><text:tab/>the same year Fisher was married</text:p>
      <text:p text:style-name="Standard"/>
      <text:p text:style-name="Standard">he re enlisted after WW2 </text:p>
      <text:p text:style-name="Standard"/>
      <text:p text:style-name="Standard">the youngest brother, David </text:p>
      <text:p text:style-name="Standard"><text:tab/>all three of his bothers In military </text:p>
      <text:p text:style-name="Standard"><text:tab/>the youngest brother lives in Australia and is in the military </text:p>
      <text:p text:style-name="Standard"><text:tab/>retired in 1969</text:p>
      <text:p text:style-name="Standard"><text:soft-page-break/></text:p>
      <text:p text:style-name="Standard">Fisher retired in 1966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9:19:53</meta:creation-date>
    <dc:date>2017-03-30T10:42:18</dc:date>
    <meta:editing-duration>P1DT11H28M57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4" meta:paragraph-count="125" meta:word-count="831" meta:character-count="4325"/>
  </office:meta>
</office:document-meta>
</file>